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paragraph-properties fo:text-align="center" style:justify-single-word="false"/>
      <style:text-properties fo:font-size="20pt" style:font-size-asian="20pt" style:font-size-complex="20pt"/>
    </style:style>
    <style:style style:name="P2" style:family="paragraph" style:parent-style-name="Text_20_body">
      <style:text-properties style:font-name="Times New Roman" fo:font-size="11pt"/>
    </style:style>
    <style:style style:name="P3" style:family="paragraph" style:parent-style-name="Text_20_body">
      <style:text-properties fo:font-variant="normal" fo:text-transform="none" style:font-name="apple-system" fo:font-size="10.4499998092651pt" fo:letter-spacing="normal" fo:font-weight="normal"/>
    </style:style>
    <style:style style:name="P4" style:family="paragraph" style:parent-style-name="Text_20_body">
      <style:text-properties fo:font-variant="normal" fo:text-transform="none" fo:color="#000000" style:font-name="apple-system" fo:font-size="10.4499998092651pt" fo:letter-spacing="normal" fo:font-style="italic" fo:font-weight="normal" fo:background-color="#ccccc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ext_20_body" style:list-style-name="L1"/>
    <style:style style:name="P9" style:family="paragraph" style:parent-style-name="Heading_20_1">
      <style:paragraph-properties fo:break-before="page"/>
    </style:style>
    <style:style style:name="P10" style:family="paragraph" style:parent-style-name="Heading_20_1">
      <style:paragraph-properties fo:margin-top="0.423cm" fo:margin-bottom="0.212cm" fo:keep-with-next="always"/>
    </style:style>
    <style:style style:name="T1" style:family="text">
      <style:text-properties fo:color="#0000ff" style:font-name="Times New Roman" fo:font-size="12pt"/>
    </style:style>
    <style:style style:name="T2" style:family="text">
      <style:text-properties style:font-name="Times New Roman" fo:font-size="11pt"/>
    </style:style>
    <style:style style:name="T3" style:family="text">
      <style:text-properties fo:font-variant="normal" fo:text-transform="none" fo:color="#000000" style:font-name="apple-system" fo:font-size="10.4499998092651pt" fo:letter-spacing="normal" fo:font-style="italic" fo:font-weight="normal" fo:background-color="#cccccc" style:font-style-asian="italic" style:font-style-complex="italic"/>
    </style:style>
    <style:style style:name="T4" style:family="text">
      <style:text-properties fo:font-variant="normal" fo:text-transform="none" fo:color="#000000" fo:letter-spacing="normal" fo:font-style="normal" fo:font-weight="normal" fo:background-color="transparent" style:font-style-asian="normal" style:font-weight-asian="normal" style:font-style-complex="normal" style:font-weight-complex="normal"/>
    </style:style>
    <style:style style:name="T5" style:family="text">
      <style:text-properties fo:color="#000000" fo:font-style="italic" fo:background-color="#cccccc" style:font-style-asian="italic" style:font-style-complex="italic"/>
    </style:style>
    <style:style style:name="T6" style:family="text">
      <style:text-properties fo:background-color="#b2b2b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Getting started Manual InMoov ROS Project</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Content</text:p>
          </text:index-title>
          <text:p text:style-name="P6">Introduction:<text:tab/>3</text:p>
          <text:p text:style-name="P6">Kubuntu <text:s/>16.04 LTS<text:tab/>3</text:p>
          <text:p text:style-name="P7">Installation<text:tab/>3</text:p>
          <text:p text:style-name="P6">ROS Kinetic Kame<text:tab/>3</text:p>
          <text:p text:style-name="P7">Installation <text:tab/>3</text:p>
          <text:p text:style-name="P7">Getting Started <text:tab/>3</text:p>
          <text:p text:style-name="P6">MoveIt<text:tab/>3</text:p>
          <text:p text:style-name="P7">Installation<text:tab/>3</text:p>
          <text:p text:style-name="P7">Getting Started <text:tab/>3</text:p>
          <text:p text:style-name="P6">InMoov<text:tab/>4</text:p>
          <text:p text:style-name="P7">Packages we need to make sure are installed<text:tab/>4</text:p>
          <text:p text:style-name="P7">Setup <text:tab/>4</text:p>
          <text:p text:style-name="P7">MoveIt <text:tab/>4</text:p>
          <text:p text:style-name="P6">Further useful links<text:tab/>5</text:p>
        </text:index-body>
      </text:table-of-content>
      <text:p text:style-name="Heading"/>
      <text:h text:style-name="P9" text:outline-level="1">Introduction:</text:h>
      <text:p text:style-name="Text_20_body">This Project includes three major peaces of software. The intended operating system is Ubuntu 16.04 LTS newer versions probably work just fine but 16.04 is the official versions ROS Kinetic Kame is supported on.We chose a slightly different version Kubuntu 16.04 LTS . . Also we use the version of MoveIt matching to ROS Kinetic Kame which needs to be installed for the simulation and motion planing involved. </text:p>
      <text:h text:style-name="Heading_20_1" text:outline-level="1">Kubuntu <text:s/>16.04 LTS</text:h>
      <text:h text:style-name="Heading_20_2" text:outline-level="2">Installation</text:h>
      <text:p text:style-name="Text_20_body">The current setup runs on Kubuntu 16.04 LTS as it is the primary target for ROS Kinetic.</text:p>
      <text:p text:style-name="Text_20_body">Kubuntu needs to be Installed first here are some manuals to do this.</text:p>
      <text:p text:style-name="P2">-Installation Manual (en):</text:p>
      <text:p text:style-name="Text_20_body"><text:tab/><text:a xlink:type="simple" xlink:href="https://userbase.kde.org/index.php?title=Kubuntu/Installation&amp;oldid=356826" text:style-name="Internet_20_link" text:visited-style-name="Visited_20_Internet_20_Link">https://userbase.kde.org/index.php?title=Kubuntu/Installation&amp;oldid=356826</text:a></text:p>
      <text:p text:style-name="P2">-Installation Manual (de):</text:p>
      <text:p text:style-name="Text_20_body"><text:span text:style-name="T2"><text:s/><text:tab/></text:span><text:a xlink:type="simple" xlink:href="https://wiki.ubuntuusers.de/Kubuntu_Installation/%20" text:style-name="Internet_20_link" text:visited-style-name="Visited_20_Internet_20_Link"><text:span text:style-name="T1">https://wiki.ubuntuusers.de/Kubuntu_Installation/ </text:span></text:a></text:p>
      <text:p text:style-name="Text_20_body"/>
      <text:h text:style-name="Heading_20_1" text:outline-level="1">ROS Kinetic Kame</text:h>
      <text:h text:style-name="Heading_20_2" text:outline-level="2">Installation </text:h>
      <text:p text:style-name="Text_20_body">The InMoov ROS Project currently runs on ROS Kinetic Kame which comes with very good documentation and an installation manual. <text:a xlink:type="simple" xlink:href="http://wiki.ros.org/kinetic/Installation/Ubuntu" text:style-name="Internet_20_link" text:visited-style-name="Visited_20_Internet_20_Link">http://wiki.ros.org/kinetic/Installation/Ubuntu</text:a></text:p>
      <text:h text:style-name="Heading_20_2" text:outline-level="2">Getting Started </text:h>
      <text:p text:style-name="Text_20_body">ROS is a elegant system for <text:s/>controlling robots but it has various mechanisms and ideas which need to be understood in order to efficiently use it. Therefore it is a good idea to play around with some or all of the tutorials at this point. <text:a xlink:type="simple" xlink:href="http://wiki.ros.org/ROS/Tutorials" text:style-name="Internet_20_link" text:visited-style-name="Visited_20_Internet_20_Link">http://wiki.ros.org/ROS/Tutorials</text:a> </text:p>
      <text:h text:style-name="Heading_20_1" text:outline-level="1">MoveIt</text:h>
      <text:h text:style-name="Heading_20_2" text:outline-level="2">Installation</text:h>
      <text:p text:style-name="Text_20_body">Motion Planing, Collision checking and Simulation is done using MoveIt we need to Install this after ROS. Make sure you chose the correct version corresponding to ROS Kinetic Kame <text:s/><text:a xlink:type="simple" xlink:href="http://moveit.ros.org/install/" text:style-name="Internet_20_link" text:visited-style-name="Visited_20_Internet_20_Link">http://moveit.ros.org/install/</text:a></text:p>
      <text:h text:style-name="Heading_20_2" text:outline-level="2">Getting Started </text:h>
      <text:p text:style-name="Text_20_body">MoveIt also Provides some good Tutorials which can be found <text:s/>here: <text:a xlink:type="simple" xlink:href="http://docs.ros.org/kinetic/api/moveit_tutorials/html/index.html" text:style-name="Internet_20_link" text:visited-style-name="Visited_20_Internet_20_Link">http://docs.ros.org/kinetic/api/moveit_tutorials/html/index.html</text:a></text:p>
      <text:p text:style-name="Text_20_body"/>
      <text:p text:style-name="Text_20_body"/>
      <text:h text:style-name="Heading_20_1" text:outline-level="1"><text:soft-page-break/></text:h>
      <text:p text:style-name="Text_20_body"/>
      <text:h text:style-name="P10" text:outline-level="1">InMoov</text:h>
      <text:h text:style-name="Heading_20_2" text:outline-level="2">Installation of some packages needed for InMoov</text:h>
      <text:p text:style-name="Text_20_body">After Installing Kubuntu and ROS it is necessary to install a few extra packages which might not be included in the main installation. Here is a command to do just this. </text:p>
      <text:p text:style-name="Text_20_body"><text:span text:style-name="T5">sudo apt-get install </text:span><text:span text:style-name="T3">arduino dkms qt5-default qtcreator clang-format-3.8 ros-kinetic-desktop-full ros-kinetic-rqt ros-kinetic-rqt-common-plugins ros-kinetic-moveit ros-kinetic-rosserial-arduino ros-kinetic-rosserial ros-kinetic-xacro ros-kinetic-opencv3 ros-kinetic-cv-bridge ros-kinetic-compressed-depth-image-transport ros-kinetic-compressed-image-transport ros-kinetic-usb-cam ros-kinetic-pyros ros-kinetic-trac-ik liburdfdom-tools python-wstool python-catkin-tools python-pip</text:span></text:p>
      <text:p text:style-name="P3">Next Step we need to install a Python Package:</text:p>
      <text:p text:style-name="P4">sudo pip install qdarkstyle</text:p>
      <text:h text:style-name="Heading_20_2" text:outline-level="2">Setup </text:h>
      <text:p text:style-name="Text_20_body"><text:span text:style-name="T4">The first step is to setup <text:s/>a new catkin workspace. </text:span><text:a xlink:type="simple" xlink:href="http://wiki.ros.org/ROS/Tutorials/InstallingandConfiguringROSEnvironment" text:style-name="Internet_20_link" text:visited-style-name="Visited_20_Internet_20_Link">http://wiki.ros.org/ROS/Tutorials/InstallingandConfiguringROSEnvironment</text:a></text:p>
      <text:p text:style-name="Text_20_body">After completing this copy the xenial_kinetic branch of InMoov ROS packages into the src folder you just created. These packages can be found here: <text:a xlink:type="simple" xlink:href="https://github.com/TheOnlyRoxion/inmoov_ros/tree/xenial_kinetic" text:style-name="Internet_20_link" text:visited-style-name="Visited_20_Internet_20_Link">https://github.com/TheOnlyRoxion/inmoov_ros/tree/xenial_kinetic</text:a></text:p>
      <text:p text:style-name="Text_20_body">The Next step is to navigate in a Terminal to your catkin workspace and run the Commands „catkin_make“ to build all packages and „ . devel/setup.bash“ to let ROS know about all of your new ROS packages. </text:p>
      <text:p text:style-name="Text_20_body"/>
      <text:p text:style-name="Text_20_body">To check if everything went smoothly run the following commands in Terminal:</text:p>
      <text:list xml:id="list2008328580698059440" text:style-name="L1">
        <text:list-item>
          <text:p text:style-name="P8">start roscore =<text:span text:style-name="T6"> roscore</text:span></text:p>
        </text:list-item>
        <text:list-item>
          <text:p text:style-name="P8">open a new Terminal and run = <text:span text:style-name="T6">roslaunch inmoov_description demo.launch</text:span></text:p>
        </text:list-item>
      </text:list>
      <text:p text:style-name="Text_20_body">Now RViz and <text:s/>a Joint_state_publisher UI should start.</text:p>
      <text:p text:style-name="Text_20_body">After everything is started you should be able to use Joint_state_publisher to move the robot.</text:p>
      <text:p text:style-name="Text_20_body"/>
      <text:h text:style-name="Heading_20_2" text:outline-level="2">MoveIt </text:h>
      <text:p text:style-name="Text_20_body">The Model used for Simulation in the InMoov packages should be properly setup.</text:p>
      <text:p text:style-name="Text_20_body">Should the need arise to modify InMoov's model inmoov_description contains those folders. The movit folder contains the setup_assistant. You can launch this in Terminal using “roslaunch inmoov_description setup_assistant.launch” which also comes with a handy Tutorial. <text:a xlink:type="simple" xlink:href="http://docs.ros.org/kinetic/api/moveit_tutorials/html/doc/setup_assistant/setup_assistant_tutorial.html" text:style-name="Internet_20_link" text:visited-style-name="Visited_20_Internet_20_Link">http://docs.ros.org/kinetic/api/moveit_tutorials/html/doc/setup_assistant/setup_assistant_tutorial.html</text:a></text:p>
      <text:p text:style-name="Text_20_body">For some changes e.g. joint limits or kinematics it might be more useful to change those values directly in the corresponding file. You can find those under /inmoov_description/moveit/config .</text:p>
      <text:p text:style-name="Text_20_body"/>
      <text:h text:style-name="Heading_20_1" text:outline-level="1"><text:soft-page-break/>Arduino</text:h>
      <text:p text:style-name="Text_20_body">In oder to use Arduino we need to setup a few things Start at 2.2.</text:p>
      <text:p text:style-name="Text_20_body"><text:a xlink:type="simple" xlink:href="http://wiki.ros.org/rosserial_arduino/Tutorials/Arduino%20IDE%20Setup" text:style-name="Internet_20_link" text:visited-style-name="Visited_20_Internet_20_Link">http://wiki.ros.org/rosserial_arduino/Tutorials/Arduino IDE Setup</text:a></text:p>
      <text:p text:style-name="Text_20_body"/>
      <text:h text:style-name="Heading_20_1" text:outline-level="1">Msg Srv</text:h>
      <text:p text:style-name="Text_20_body">If changing or adding new messages or services, add them to Arduino libraries follow this manual.</text:p>
      <text:p text:style-name="Text_20_body"><text:a xlink:type="simple" xlink:href="http://wiki.ros.org/rosserial/Tutorials/Adding%20Other%20Messages" text:style-name="Internet_20_link" text:visited-style-name="Visited_20_Internet_20_Link">http://wiki.ros.org/rosserial/Tutorials/Adding Other Messages</text:a></text:p>
      <text:p text:style-name="Text_20_body"/>
      <text:p text:style-name="Text_20_body"/>
      <text:h text:style-name="Heading_20_1" text:outline-level="1">Further useful link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bias Nixdorf</meta:initial-creator>
    <meta:creation-date>2018-08-24T16:12:32</meta:creation-date>
    <dc:date>2018-09-09T19:45:12</dc:date>
    <dc:creator>Tobias Nixdorf</dc:creator>
    <meta:editing-duration>P9DT13M39S</meta:editing-duration>
    <meta:editing-cycles>9</meta:editing-cycles>
    <meta:generator>OpenOffice/4.1.3$Unix OpenOffice.org_project/413m1$Build-9783</meta:generator>
    <meta:document-statistic meta:table-count="0" meta:image-count="0" meta:object-count="0" meta:page-count="5" meta:paragraph-count="62" meta:word-count="605" meta:character-count="4548"/>
  </office:meta>
</office:document-meta>
</file>